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álny" style:family="paragraph">
      <style:text-properties style:font-name="Times New Roman"/>
    </style:style>
    <style:style style:name="P3" style:parent-style-name="Normálny" style:family="paragraph">
      <style:paragraph-properties fo:line-height="150%"/>
    </style:style>
    <style:style style:name="T4" style:parent-style-name="Predvolenépísmoodseku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" style:parent-style-name="Predvolenépísmoodseku" style:family="text">
      <style:text-properties style:font-name="Arial" style:font-name-complex="Arial" fo:font-size="10pt" style:font-size-asian="10pt" style:font-size-complex="10pt"/>
    </style:style>
    <style:style style:name="P6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7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8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9" style:parent-style-name="Normálny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0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1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2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3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4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5" style:parent-style-name="Normálny" style:family="paragraph">
      <style:paragraph-properties fo:line-height="150%"/>
      <style:text-properties style:font-name="Arial" style:font-name-complex="Arial" fo:font-size="10pt" style:font-size-asian="10pt" style:font-size-complex="10pt"/>
    </style:style>
    <style:style style:name="P16" style:parent-style-name="Normálny" style:family="paragraph">
      <style:paragraph-properties fo:line-height="150%"/>
    </style:style>
    <style:style style:name="T17" style:parent-style-name="Predvolenépísmoodseku" style:family="text"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18" style:parent-style-name="Normálny" style:family="paragraph">
      <style:paragraph-properties fo:line-height="150%" fo:margin-left="4.42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9" style:parent-style-name="Normálny" style:family="paragraph">
      <style:paragraph-properties fo:line-height="150%" fo:margin-left="4.42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20" style:parent-style-name="Normálny" style:family="paragraph">
      <style:paragraph-properties fo:line-height="15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Čestné vyhlásenie</text:p>
      <text:p text:style-name="P2"/>
      <text:p text:style-name="P3"><text:span text:style-name="T4">Dolupodpísaný/á</text:span><text:span text:style-name="T5">*:.....................................................................r.č...........................................</text:span></text:p>
      <text:p text:style-name="P6">Číslo dokladu totožnosti:....................................................................................................</text:p>
      <text:p text:style-name="P7">Trvale bytom:.......................................................................................................................</text:p>
      <text:p text:style-name="P8"/>
      <text:p text:style-name="P9">týmto čestne prehlasujem, že</text:p>
      <text:p text:style-name="P10"/>
      <text:p text:style-name="P11">súhlasím s podaním žiadosti o ................................................................................................................ zo strany zamestnávateľa..........................................................................................................................</text:p>
      <text:p text:style-name="P12">a prikladám potrebné doklady podľa § 21b ods. 2 písm. a), b), d) a e)<text:s/>a ods. 5</text:p>
      <text:p text:style-name="P13"/>
      <text:p text:style-name="P14">Uvedené údaje sú pravdivé a som si vedomý/á* právnych následkov nepravdivého čestného vyhlásenia.</text:p>
      <text:p text:style-name="P15">V ........................, dňa ....................</text:p>
      <text:p text:style-name="P16"><text:span text:style-name="T17">*nehodiace sa prečiarknite</text:span></text:p>
      <text:p text:style-name="P18">________________________</text:p>
      <text:p text:style-name="P19"><text:s text:c="9"/>vlastnoručný podpis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gal ProfiDeCon Slovakia</meta:initial-creator>
    <dc:creator>Legal ProfiDeCon Slovakia</dc:creator>
    <meta:creation-date>2022-03-21T13:05:00Z</meta:creation-date>
    <dc:date>2022-03-21T13:44:00Z</dc:date>
    <meta:template xlink:href="Normal" xlink:type="simple"/>
    <meta:editing-cycles>3</meta:editing-cycles>
    <meta:editing-duration>PT1020S</meta:editing-duration>
    <meta:document-statistic meta:page-count="1" meta:paragraph-count="2" meta:word-count="155" meta:character-count="1043" meta:row-count="7" meta:non-whitespace-character-count="890"/>
  </office:meta>
</office:document-meta>
</file>